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7de9" officeooo:paragraph-rsid="001a7de9" style:font-weight-asian="bold" style:font-weight-complex="bold"/>
    </style:style>
    <style:style style:name="P3" style:family="paragraph" style:parent-style-name="Standard">
      <style:text-properties fo:font-weight="bold" officeooo:rsid="001d8d8a" officeooo:paragraph-rsid="001d8d8a" style:font-weight-asian="bold" style:font-weight-complex="bold"/>
    </style:style>
    <style:style style:name="P4" style:family="paragraph" style:parent-style-name="Standard">
      <style:text-properties officeooo:rsid="001a7de9" officeooo:paragraph-rsid="001a7de9"/>
    </style:style>
    <style:style style:name="P5" style:family="paragraph" style:parent-style-name="Standard">
      <style:text-properties officeooo:rsid="001d8d8a" officeooo:paragraph-rsid="001d8d8a"/>
    </style:style>
    <style:style style:name="P6" style:family="paragraph" style:parent-style-name="Standard">
      <style:text-properties officeooo:paragraph-rsid="001d8d8a"/>
    </style:style>
    <style:style style:name="T1" style:family="text">
      <style:text-properties officeooo:rsid="001a7de9"/>
    </style:style>
    <style:style style:name="T2" style:family="text">
      <style:text-properties officeooo:rsid="001c4b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дготовим временн<text:span text:style-name="T1">ы</text:span>й том дл<text:span text:style-name="T1">я </text:span>/ раздела:</text:p>
      <text:p text:style-name="Standard"/>
      <text:p text:style-name="Standard">pvcreate /dev/sdb</text:p>
      <text:p text:style-name="Standard">vgcreate vg_root /dev/sdb</text:p>
      <text:p text:style-name="Standard">lvcreate -n lv_root -l +100%FREE /dev/vg_root</text:p>
      <text:p text:style-name="Standard">mkfs.xfs /dev/vg_root/lv_root</text:p>
      <text:p text:style-name="Standard">mount /dev/vg_root/lv_root /mnt</text:p>
      <text:p text:style-name="Standard"/>
      <text:p text:style-name="Standard">[root@lvm ~]# lsblk</text:p>
      <text:p text:style-name="Standard">NAME <text:s text:c="19"/>MAJ:MIN RM <text:s/>SIZE RO TYPE MOUNTPOINT</text:p>
      <text:p text:style-name="Standard">sda <text:s text:c="22"/>8:0 <text:s text:c="3"/>0 <text:s text:c="2"/>40G <text:s/>0 disk </text:p>
      <text:p text:style-name="Standard">├─sda1 <text:s text:c="19"/>8:1 <text:s text:c="3"/>0 <text:s text:c="3"/>1M <text:s/>0 part </text:p>
      <text:p text:style-name="Standard">├─sda2 <text:s text:c="19"/>8:2 <text:s text:c="3"/>0 <text:s text:c="3"/>1G <text:s/>0 part /boot</text:p>
      <text:p text:style-name="Standard">└─sda3 <text:s text:c="19"/>8:3 <text:s text:c="3"/>0 <text:s text:c="2"/>39G <text:s/>0 part </text:p>
      <text:p text:style-name="Standard"><text:s text:c="2"/>├─VolGroup00-LogVol00 253:0 <text:s text:c="3"/>0 37.5G <text:s/>0 lvm <text:s/>/</text:p>
      <text:p text:style-name="Standard"><text:s text:c="2"/>└─VolGroup00-LogVol01 253:1 <text:s text:c="3"/>0 <text:s/>1.5G <text:s/>0 lvm <text:s/>[SWAP]</text:p>
      <text:p text:style-name="Standard">sdb <text:s text:c="22"/>8:16 <text:s text:c="2"/>0 <text:s text:c="2"/>10G <text:s/>0 disk </text:p>
      <text:p text:style-name="Standard">└─vg_root-lv_root <text:s text:c="6"/>253:2 <text:s text:c="3"/>0 <text:s text:c="2"/>10G <text:s/>0 lvm <text:s/>/</text:p>
      <text:p text:style-name="Standard">sdc <text:s text:c="22"/>8:32 <text:s text:c="2"/>0 <text:s text:c="3"/>2G <text:s/>0 disk </text:p>
      <text:p text:style-name="Standard">sdd <text:s text:c="22"/>8:48 <text:s text:c="2"/>0 <text:s text:c="3"/>1G <text:s/>0 disk </text:p>
      <text:p text:style-name="Standard">sde <text:s text:c="22"/>8:64 <text:s text:c="2"/>0 <text:s text:c="3"/>1G <text:s/>0 disk </text:p>
      <text:p text:style-name="Standard"/>
      <text:p text:style-name="P2">Проверяем:</text:p>
      <text:p text:style-name="P4"/>
      <text:p text:style-name="Standard">[root@lvm /]# mount | grep /mnt</text:p>
      <text:p text:style-name="Standard">/dev/mapper/vg_root-lv_root on /mnt type xfs (rw,relatime,seclabel,attr2,inode64,noquota)</text:p>
      <text:p text:style-name="Standard"/>
      <text:p text:style-name="P1">Этой командой скопируем все данн<text:span text:style-name="T1">ы</text:span>е с / раздела в /mnt:</text:p>
      <text:p text:style-name="Standard"/>
      <text:p text:style-name="Standard">[root@lvm /]# xfsdump -J - /dev/VolGroup00/LogVol00 | xfsrestore -J - /mnt</text:p>
      <text:p text:style-name="Standard">xfsrestore: using file dump (drive_simple) strategy</text:p>
      <text:p text:style-name="Standard">xfsrestore: version 3.1.7 (dump format 3.0)</text:p>
      <text:p text:style-name="Standard">xfsdump: using file dump (drive_simple) strategy</text:p>
      <text:p text:style-name="Standard">xfsdump: version 3.1.7 (dump format 3.0)</text:p>
      <text:p text:style-name="Standard">xfsdump: level 0 dump of lvm:/</text:p>
      <text:p text:style-name="Standard">xfsdump: dump date: Mon Jan <text:s/>8 16:41:05 2024</text:p>
      <text:p text:style-name="Standard">xfsdump: session id: b309d66c-2fa0-436b-8673-32fbbb38134c</text:p>
      <text:p text:style-name="Standard">xfsdump: session label: ""</text:p>
      <text:p text:style-name="Standard">xfsdump: ino map phase 1: constructing initial dump list</text:p>
      <text:p text:style-name="Standard">xfsrestore: searching media for dump</text:p>
      <text:p text:style-name="Standard">xfsdump: ino map phase 2: skipping (no pruning necessary)</text:p>
      <text:p text:style-name="Standard">xfsdump: ino map phase 3: skipping (only one dump stream)</text:p>
      <text:p text:style-name="Standard">xfsdump: ino map construction complete</text:p>
      <text:p text:style-name="Standard">xfsdump: estimated dump size: 1518072384 bytes</text:p>
      <text:p text:style-name="Standard">xfsdump: creating dump session media file 0 (media 0, file 0)</text:p>
      <text:p text:style-name="Standard">xfsdump: dumping ino map</text:p>
      <text:p text:style-name="Standard">xfsdump: dumping directories</text:p>
      <text:p text:style-name="Standard">xfsrestore: examining media file 0</text:p>
      <text:p text:style-name="Standard">xfsrestore: dump description: </text:p>
      <text:p text:style-name="Standard">xfsrestore: hostname: lvm</text:p>
      <text:p text:style-name="Standard">xfsrestore: mount point: /</text:p>
      <text:p text:style-name="Standard">xfsrestore: volume: /dev/mapper/VolGroup00-LogVol00</text:p>
      <text:p text:style-name="Standard"><text:soft-page-break/>xfsrestore: session time: Mon Jan <text:s/>8 16:41:05 2024</text:p>
      <text:p text:style-name="Standard">xfsrestore: level: 0</text:p>
      <text:p text:style-name="Standard">xfsrestore: session label: ""</text:p>
      <text:p text:style-name="Standard">xfsrestore: media label: ""</text:p>
      <text:p text:style-name="Standard">xfsrestore: file system id: b60e9498-0baa-4d9f-90aa-069048217fee</text:p>
      <text:p text:style-name="Standard">xfsrestore: session id: b309d66c-2fa0-436b-8673-32fbbb38134c</text:p>
      <text:p text:style-name="Standard">xfsrestore: media id: 8dcf6490-1f08-41bd-9c15-e73cb3ae9f83</text:p>
      <text:p text:style-name="Standard">xfsrestore: searching media for directory dump</text:p>
      <text:p text:style-name="Standard">xfsrestore: reading directories</text:p>
      <text:p text:style-name="Standard">xfsdump: dumping non-directory files</text:p>
      <text:p text:style-name="Standard">xfsrestore: 4399 directories and 37078 entries processed</text:p>
      <text:p text:style-name="Standard">xfsrestore: directory post-processing</text:p>
      <text:p text:style-name="Standard">xfsrestore: restoring non-directory files</text:p>
      <text:p text:style-name="Standard">xfsdump: ending media file</text:p>
      <text:p text:style-name="Standard">xfsdump: media file size 1479457688 bytes</text:p>
      <text:p text:style-name="Standard">xfsdump: dump size (non-dir files) : 1458024216 bytes</text:p>
      <text:p text:style-name="Standard">xfsdump: dump complete: 9 seconds elapsed</text:p>
      <text:p text:style-name="Standard">xfsdump: Dump Status: SUCCESS</text:p>
      <text:p text:style-name="Standard">xfsrestore: restore complete: 9 seconds elapsed</text:p>
      <text:p text:style-name="Standard">xfsrestore: Restore Status: SUCCESS</text:p>
      <text:p text:style-name="Standard"/>
      <text:p text:style-name="P1">Затем переконфигурируем grub дл<text:span text:style-name="T2">я</text:span> того, чтоб<text:span text:style-name="T2">ы</text:span> при старте перейти в нов<text:span text:style-name="T2">ы</text:span>й /</text:p>
      <text:p text:style-name="P1">С<text:span text:style-name="T2">ы</text:span>митируем текущий root -&gt; сделаем в него chroot и обновим grub:</text:p>
      <text:p text:style-name="Standard"/>
      <text:p text:style-name="Standard"/>
      <text:p text:style-name="Standard">root@lvm /]# for i in /proc/ /sys/ /dev/ /run/ /boot/; do mount --bind $i /mnt/$i; done</text:p>
      <text:p text:style-name="Standard">[root@lvm /]# chroot /mnt/</text:p>
      <text:p text:style-name="Standard">[root@lvm /]# grub2-mkconfig -o /boot/grub2/grub.cfg</text:p>
      <text:p text:style-name="Standard">Generating grub configuration file ...</text:p>
      <text:p text:style-name="Standard">Found linux image: /boot/vmlinuz-3.10.0-1160.105.1.el7.x86_64</text:p>
      <text:p text:style-name="Standard">Found initrd image: /boot/initramfs-3.10.0-1160.105.1.el7.x86_64.img</text:p>
      <text:p text:style-name="Standard">Found linux image: /boot/vmlinuz-3.10.0-862.2.3.el7.x86_64</text:p>
      <text:p text:style-name="Standard">Found initrd image: /boot/initramfs-3.10.0-862.2.3.el7.x86_64.img</text:p>
      <text:p text:style-name="Standard">done</text:p>
      <text:p text:style-name="Standard"/>
      <text:p text:style-name="P1">Обновим образ initrd.</text:p>
      <text:p text:style-name="Standard"/>
      <text:p text:style-name="Standard"/>
      <text:p text:style-name="Standard">[root@lvm /]# cd /boot ; for i in `ls initramfs-*img`; do dracut -v $i `echo $i|sed "s/initramfs-//g;</text:p>
      <text:p text:style-name="Standard">&gt; s/.img//g"` --force; done</text:p>
      <text:p text:style-name="Standard">Executing: /sbin/dracut -v initramfs-3.10.0-1160.105.1.el7.x86_64.img 3.10.0-1160.105.1.el7.x86_64 --force</text:p>
      <text:p text:style-name="Standard">dracut module 'busybox' will not be installed, because command 'busybox' could not be found!</text:p>
      <text:p text:style-name="Standard">dracut module 'crypt' will not be installed, because command 'cryptsetup' could not be found!</text:p>
      <text:p text:style-name="Standard">dracut module 'dmraid' will not be installed, because command 'dmraid' could not be found!</text:p>
      <text:p text:style-name="Standard">dracut module 'dmsquash-live-ntfs' will not be installed, because command 'ntfs-3g' could not be found!</text:p>
      <text:p text:style-name="Standard">dracut module 'multipath' will not be installed, because command 'multipath' could not be found!</text:p>
      <text:p text:style-name="Standard">dracut module 'busybox' will not be installed, because command 'busybox' could not be found!</text:p>
      <text:p text:style-name="Standard">dracut module 'crypt' will not be installed, because command 'cryptsetup' could not be found!</text:p>
      <text:p text:style-name="Standard">dracut module 'dmraid' will not be installed, because command 'dmraid' could not be found!</text:p>
      <text:p text:style-name="Standard"><text:soft-page-break/>dracut module 'dmsquash-live-ntfs' will not be installed, because command 'ntfs-3g' could not be found!</text:p>
      <text:p text:style-name="Standard">dracut module 'multipath' will not be installed, because command 'multipath' could not be found!</text:p>
      <text:p text:style-name="Standard">*** Including module: bash ***</text:p>
      <text:p text:style-name="Standard">*** Including module: nss-softokn ***</text:p>
      <text:p text:style-name="Standard">*** Including module: i18n ***</text:p>
      <text:p text:style-name="Standard">*** Including module: drm ***</text:p>
      <text:p text:style-name="Standard">*** Including module: plymouth ***</text:p>
      <text:p text:style-name="Standard">*** Including module: dm ***</text:p>
      <text:p text:style-name="Standard">Skipping udev rule: 64-device-mapper.rules</text:p>
      <text:p text:style-name="Standard">Skipping udev rule: 60-persistent-storage-dm.rules</text:p>
      <text:p text:style-name="Standard">Skipping udev rule: 55-dm.rules</text:p>
      <text:p text:style-name="Standard">*** Including module: kernel-modules ***</text:p>
      <text:p text:style-name="Standard">Omitting driver floppy</text:p>
      <text:p text:style-name="Standard">*** Including module: lvm ***</text:p>
      <text:p text:style-name="Standard">Skipping udev rule: 64-device-mapper.rules</text:p>
      <text:p text:style-name="Standard">Skipping udev rule: 56-lvm.rules</text:p>
      <text:p text:style-name="Standard">Skipping udev rule: 60-persistent-storage-lvm.rules</text:p>
      <text:p text:style-name="Standard">*** Including module: qemu ***</text:p>
      <text:p text:style-name="Standard">*** Including module: resume ***</text:p>
      <text:p text:style-name="Standard">*** Including module: rootfs-block ***</text:p>
      <text:p text:style-name="Standard">*** Including module: terminfo ***</text:p>
      <text:p text:style-name="Standard">*** Including module: udev-rules ***</text:p>
      <text:p text:style-name="Standard">Skipping udev rule: 40-redhat-cpu-hotplug.rules</text:p>
      <text:p text:style-name="Standard">Skipping udev rule: 91-permissions.rules</text:p>
      <text:p text:style-name="Standard">*** Including module: biosdevname ***</text:p>
      <text:p text:style-name="Standard">*** Including module: systemd ***</text:p>
      <text:p text:style-name="Standard">*** Including module: usrmount ***</text:p>
      <text:p text:style-name="Standard">*** Including module: base ***</text:p>
      <text:p text:style-name="Standard">*** Including module: fs-lib ***</text:p>
      <text:p text:style-name="Standard">*** Including module: shutdown ***</text:p>
      <text:p text:style-name="Standard">*** Including modules done ***</text:p>
      <text:p text:style-name="Standard">*** Installing kernel module dependencies and firmware ***</text:p>
      <text:p text:style-name="Standard">*** Installing kernel module dependencies and firmware done ***</text:p>
      <text:p text:style-name="Standard">*** Resolving executable dependencies ***</text:p>
      <text:p text:style-name="Standard">*** Resolving executable dependencies done***</text:p>
      <text:p text:style-name="Standard">*** Hardlinking files ***</text:p>
      <text:p text:style-name="Standard">*** Hardlinking files done ***</text:p>
      <text:p text:style-name="Standard">*** Stripping files ***</text:p>
      <text:p text:style-name="Standard">*** Stripping files done ***</text:p>
      <text:p text:style-name="Standard">*** Generating early-microcode cpio image contents ***</text:p>
      <text:p text:style-name="Standard">*** No early-microcode cpio image needed ***</text:p>
      <text:p text:style-name="Standard">*** Store current command line parameters ***</text:p>
      <text:p text:style-name="Standard">*** Creating image file ***</text:p>
      <text:p text:style-name="Standard">*** Creating image file done ***</text:p>
      <text:p text:style-name="Standard">*** Creating initramfs image file '/boot/initramfs-3.10.0-1160.105.1.el7.x86_64.img' done ***</text:p>
      <text:p text:style-name="Standard">Executing: /sbin/dracut -v initramfs-3.10.0-862.2.3.el7.x86_64.img 3.10.0-862.2.3.el7.x86_64 --force</text:p>
      <text:p text:style-name="Standard">dracut module 'busybox' will not be installed, because command 'busybox' could not be found!</text:p>
      <text:p text:style-name="Standard">dracut module 'crypt' will not be installed, because command 'cryptsetup' could not be found!</text:p>
      <text:p text:style-name="Standard">dracut module 'dmraid' will not be installed, because command 'dmraid' could not be found!</text:p>
      <text:p text:style-name="Standard"><text:soft-page-break/>dracut module 'dmsquash-live-ntfs' will not be installed, because command 'ntfs-3g' could not be found!</text:p>
      <text:p text:style-name="Standard">dracut module 'multipath' will not be installed, because command 'multipath' could not be found!</text:p>
      <text:p text:style-name="Standard">dracut module 'busybox' will not be installed, because command 'busybox' could not be found!</text:p>
      <text:p text:style-name="Standard">dracut module 'crypt' will not be installed, because command 'cryptsetup' could not be found!</text:p>
      <text:p text:style-name="Standard">dracut module 'dmraid' will not be installed, because command 'dmraid' could not be found!</text:p>
      <text:p text:style-name="Standard">dracut module 'dmsquash-live-ntfs' will not be installed, because command 'ntfs-3g' could not be found!</text:p>
      <text:p text:style-name="Standard">dracut module 'multipath' will not be installed, because command 'multipath' could not be found!</text:p>
      <text:p text:style-name="Standard">*** Including module: bash ***</text:p>
      <text:p text:style-name="Standard">*** Including module: nss-softokn ***</text:p>
      <text:p text:style-name="Standard">*** Including module: i18n ***</text:p>
      <text:p text:style-name="Standard">*** Including module: drm ***</text:p>
      <text:p text:style-name="Standard">*** Including module: plymouth ***</text:p>
      <text:p text:style-name="Standard">*** Including module: dm ***</text:p>
      <text:p text:style-name="Standard">Skipping udev rule: 64-device-mapper.rules</text:p>
      <text:p text:style-name="Standard">Skipping udev rule: 60-persistent-storage-dm.rules</text:p>
      <text:p text:style-name="Standard">Skipping udev rule: 55-dm.rules</text:p>
      <text:p text:style-name="Standard">*** Including module: kernel-modules ***</text:p>
      <text:p text:style-name="Standard">Omitting driver floppy</text:p>
      <text:p text:style-name="Standard">*** Including module: lvm ***</text:p>
      <text:p text:style-name="Standard">Skipping udev rule: 64-device-mapper.rules</text:p>
      <text:p text:style-name="Standard">Skipping udev rule: 56-lvm.rules</text:p>
      <text:p text:style-name="Standard">Skipping udev rule: 60-persistent-storage-lvm.rules</text:p>
      <text:p text:style-name="Standard">*** Including module: qemu ***</text:p>
      <text:p text:style-name="Standard">*** Including module: resume ***</text:p>
      <text:p text:style-name="Standard">*** Including module: rootfs-block ***</text:p>
      <text:p text:style-name="Standard">*** Including module: terminfo ***</text:p>
      <text:p text:style-name="Standard">*** Including module: udev-rules ***</text:p>
      <text:p text:style-name="Standard">Skipping udev rule: 40-redhat-cpu-hotplug.rules</text:p>
      <text:p text:style-name="Standard">Skipping udev rule: 91-permissions.rules</text:p>
      <text:p text:style-name="Standard">*** Including module: biosdevname ***</text:p>
      <text:p text:style-name="Standard">*** Including module: systemd ***</text:p>
      <text:p text:style-name="Standard">*** Including module: usrmount ***</text:p>
      <text:p text:style-name="Standard">*** Including module: base ***</text:p>
      <text:p text:style-name="Standard">*** Including module: fs-lib ***</text:p>
      <text:p text:style-name="Standard">*** Including module: shutdown ***</text:p>
      <text:p text:style-name="Standard">*** Including modules done ***</text:p>
      <text:p text:style-name="Standard">*** Installing kernel module dependencies and firmware ***</text:p>
      <text:p text:style-name="Standard">*** Installing kernel module dependencies and firmware done ***</text:p>
      <text:p text:style-name="Standard">*** Resolving executable dependencies ***</text:p>
      <text:p text:style-name="Standard">*** Resolving executable dependencies done***</text:p>
      <text:p text:style-name="Standard">*** Hardlinking files ***</text:p>
      <text:p text:style-name="Standard">*** Hardlinking files done ***</text:p>
      <text:p text:style-name="Standard">*** Stripping files ***</text:p>
      <text:p text:style-name="Standard">*** Stripping files done ***</text:p>
      <text:p text:style-name="Standard">*** Generating early-microcode cpio image contents ***</text:p>
      <text:p text:style-name="Standard">*** No early-microcode cpio image needed ***</text:p>
      <text:p text:style-name="Standard">*** Store current command line parameters ***</text:p>
      <text:p text:style-name="Standard">*** Creating image file ***</text:p>
      <text:p text:style-name="Standard">*** Creating image file done ***</text:p>
      <text:p text:style-name="Standard">*** Creating initramfs image file '/boot/initramfs-3.10.0-862.2.3.el7.x86_64.img' done ***</text:p>
      <text:p text:style-name="P1"><text:soft-page-break/></text:p>
      <text:p text:style-name="P1">Ну и дл<text:span text:style-name="T2">я</text:span> того, чтоб<text:span text:style-name="T2">ы</text:span> при загрузке б<text:span text:style-name="T2">ы</text:span>л смонтирован нужн<text:span text:style-name="T2">ый</text:span> root нужно в файле</text:p>
      <text:p text:style-name="P1">/boot/grub2/grub.cfg заменит<text:span text:style-name="T2">ь</text:span> rd.lvm.lv=VolGroup00/LogVol00 на rd.lvm.lv=vg_root/lv_root</text:p>
      <text:p text:style-name="P1"/>
      <text:p text:style-name="P1">Перезагружаемс<text:span text:style-name="T2">я</text:span> успешно с нов<text:span text:style-name="T2">ы</text:span>м рутом.</text:p>
      <text:p text:style-name="Standard"/>
      <text:p text:style-name="Standard"/>
      <text:p text:style-name="Standard"/>
      <text:p text:style-name="Standard">[root@lvm ~]# lsblk</text:p>
      <text:p text:style-name="Standard">NAME <text:s text:c="19"/>MAJ:MIN RM <text:s/>SIZE RO TYPE MOUNTPOINT</text:p>
      <text:p text:style-name="Standard">sda <text:s text:c="22"/>8:0 <text:s text:c="3"/>0 <text:s text:c="2"/>40G <text:s/>0 disk </text:p>
      <text:p text:style-name="Standard">├─sda1 <text:s text:c="19"/>8:1 <text:s text:c="3"/>0 <text:s text:c="3"/>1M <text:s/>0 part </text:p>
      <text:p text:style-name="Standard">├─sda2 <text:s text:c="19"/>8:2 <text:s text:c="3"/>0 <text:s text:c="3"/>1G <text:s/>0 part /boot</text:p>
      <text:p text:style-name="Standard">└─sda3 <text:s text:c="19"/>8:3 <text:s text:c="3"/>0 <text:s text:c="2"/>39G <text:s/>0 part </text:p>
      <text:p text:style-name="Standard"><text:s text:c="2"/>├─VolGroup00-LogVol00 253:1 <text:s text:c="3"/>0 37.5G <text:s/>0 lvm <text:s/></text:p>
      <text:p text:style-name="Standard"><text:s text:c="2"/>└─VolGroup00-LogVol01 253:2 <text:s text:c="3"/>0 <text:s/>1.5G <text:s/>0 lvm <text:s/>[SWAP]</text:p>
      <text:p text:style-name="Standard">sdb <text:s text:c="22"/>8:16 <text:s text:c="2"/>0 <text:s text:c="2"/>10G <text:s/>0 disk </text:p>
      <text:p text:style-name="Standard">└─vg_root-lv_root <text:s text:c="6"/>253:0 <text:s text:c="3"/>0 <text:s text:c="2"/>10G <text:s/>0 lvm <text:s/>/</text:p>
      <text:p text:style-name="Standard">sdc <text:s text:c="22"/>8:32 <text:s text:c="2"/>0 <text:s text:c="3"/>2G <text:s/>0 disk </text:p>
      <text:p text:style-name="Standard">sdd <text:s text:c="22"/>8:48 <text:s text:c="2"/>0 <text:s text:c="3"/>1G <text:s/>0 disk </text:p>
      <text:p text:style-name="Standard">sde <text:s text:c="22"/>8:64 <text:s text:c="2"/>0 <text:s text:c="3"/>1G <text:s/>0 disk </text:p>
      <text:p text:style-name="Standard"/>
      <text:p text:style-name="Standard"/>
      <text:p text:style-name="Standard">Тепер<text:span text:style-name="T2">ь</text:span> нам нужно изменит<text:span text:style-name="T2">ь</text:span> размер старой VG и вернут<text:span text:style-name="T2">ь</text:span> на него рут. Длā <text:span text:style-name="T2">э</text:span>того удал<text:span text:style-name="T2">я</text:span>ем</text:p>
      <text:p text:style-name="Standard">стар<text:span text:style-name="T2">ы</text:span>й LV размеро<text:span text:style-name="T2">м</text:span> в 40G и создаем нов<text:span text:style-name="T2">ы</text:span>й на 8G:</text:p>
      <text:p text:style-name="Standard"/>
      <text:p text:style-name="Standard">lvremove /dev/VolGroup00/LogVol00</text:p>
      <text:p text:style-name="Standard">lvcreate -n VolGroup00/LogVol00 -L 8G /dev/VolGroup00</text:p>
      <text:p text:style-name="Standard">mkfs.xfs /dev/VolGroup00/LogVol00</text:p>
      <text:p text:style-name="Standard">mount /dev/VolGroup00/LogVol00 /mnt</text:p>
      <text:p text:style-name="Standard">xfsdump -J - /dev/vg_root/lv_root | xfsrestore -J - /mnt</text:p>
      <text:p text:style-name="Standard">for i in /proc/ /sys/ /dev/ /run/ /boot/; do mount --bind $i /mnt/$i; done</text:p>
      <text:p text:style-name="Standard">chroot /mnt/</text:p>
      <text:p text:style-name="Standard">grub2-mkconfig -o /boot/grub2/grub.cfg</text:p>
      <text:p text:style-name="Standard">cd /boot ; for i in `ls initramfs-*img`; do dracut -v $i `echo $i|sed "s/initramfs-//g;</text:p>
      <text:p text:style-name="Standard">s/.img//g"` --force; done</text:p>
      <text:p text:style-name="Standard"/>
      <text:p text:style-name="P1">Перезагружаемся</text:p>
      <text:p text:style-name="Standard"/>
      <text:p text:style-name="Standard">[root@lvm ~]# lsblk</text:p>
      <text:p text:style-name="Standard">NAME <text:s text:c="19"/>MAJ:MIN RM <text:s/>SIZE RO TYPE MOUNTPOINT</text:p>
      <text:p text:style-name="Standard">sda <text:s text:c="22"/>8:0 <text:s text:c="3"/>0 <text:s text:c="2"/>40G <text:s/>0 disk </text:p>
      <text:p text:style-name="Standard">├─sda1 <text:s text:c="19"/>8:1 <text:s text:c="3"/>0 <text:s text:c="3"/>1M <text:s/>0 part </text:p>
      <text:p text:style-name="Standard">├─sda2 <text:s text:c="19"/>8:2 <text:s text:c="3"/>0 <text:s text:c="3"/>1G <text:s/>0 part /boot</text:p>
      <text:p text:style-name="Standard">└─sda3 <text:s text:c="19"/>8:3 <text:s text:c="3"/>0 <text:s text:c="2"/>39G <text:s/>0 part </text:p>
      <text:p text:style-name="Standard"><text:s text:c="2"/>├─VolGroup00-LogVol00 253:0 <text:s text:c="3"/>0 <text:s text:c="3"/>8G <text:s/>0 lvm <text:s/>/</text:p>
      <text:p text:style-name="Standard"><text:s text:c="2"/>└─VolGroup00-LogVol01 253:1 <text:s text:c="3"/>0 <text:s/>1.5G <text:s/>0 lvm <text:s/>[SWAP]</text:p>
      <text:p text:style-name="Standard">sdb <text:s text:c="22"/>8:16 <text:s text:c="2"/>0 <text:s text:c="2"/>10G <text:s/>0 disk </text:p>
      <text:p text:style-name="Standard">└─vg_root-lv_root <text:s text:c="6"/>253:2 <text:s text:c="3"/>0 <text:s text:c="2"/>10G <text:s/>0 lvm <text:s/></text:p>
      <text:p text:style-name="Standard">sdc <text:s text:c="22"/>8:32 <text:s text:c="2"/>0 <text:s text:c="3"/>2G <text:s/>0 disk </text:p>
      <text:p text:style-name="Standard">sdd <text:s text:c="22"/>8:48 <text:s text:c="2"/>0 <text:s text:c="3"/>1G <text:s/>0 disk </text:p>
      <text:p text:style-name="Standard"><text:soft-page-break/>sde <text:s text:c="22"/>8:64 <text:s text:c="2"/>0 <text:s text:c="3"/>1G <text:s/>0 disk </text:p>
      <text:p text:style-name="Standard"/>
      <text:p text:style-name="P6"/>
      <text:p text:style-name="P3">Удаляем временную Volume Group:</text:p>
      <text:p text:style-name="P5"/>
      <text:p text:style-name="Standard">root@lvm ~]# lvremove /dev/vg_root/lv_root</text:p>
      <text:p text:style-name="Standard"/>
      <text:p text:style-name="Standard">Do you really want to remove active logical volume vg_root/lv_root? [y/n]: y</text:p>
      <text:p text:style-name="Standard"><text:s text:c="2"/>Logical volume "lv_root" successfully removed</text:p>
      <text:p text:style-name="Standard">[root@lvm ~]# vgremove /dev/vg_root</text:p>
      <text:p text:style-name="Standard"><text:s text:c="2"/>Volume group "vg_root" successfully removed</text:p>
      <text:p text:style-name="Standard">[root@lvm ~]# pvremove /dev/sdb</text:p>
      <text:p text:style-name="Standard"><text:s text:c="2"/>Labels on physical volume "/dev/sdb" successfully wiped.</text:p>
      <text:p text:style-name="Standard">[root@lvm ~]# lsblk</text:p>
      <text:p text:style-name="Standard">NAME <text:s text:c="19"/>MAJ:MIN RM <text:s/>SIZE RO TYPE MOUNTPOINT</text:p>
      <text:p text:style-name="Standard">sda <text:s text:c="22"/>8:0 <text:s text:c="3"/>0 <text:s text:c="2"/>40G <text:s/>0 disk </text:p>
      <text:p text:style-name="Standard">├─sda1 <text:s text:c="19"/>8:1 <text:s text:c="3"/>0 <text:s text:c="3"/>1M <text:s/>0 part </text:p>
      <text:p text:style-name="Standard">├─sda2 <text:s text:c="19"/>8:2 <text:s text:c="3"/>0 <text:s text:c="3"/>1G <text:s/>0 part /boot</text:p>
      <text:p text:style-name="Standard">└─sda3 <text:s text:c="19"/>8:3 <text:s text:c="3"/>0 <text:s text:c="2"/>39G <text:s/>0 part </text:p>
      <text:p text:style-name="Standard"><text:s text:c="2"/>├─VolGroup00-LogVol00 253:0 <text:s text:c="3"/>0 <text:s text:c="3"/>8G <text:s/>0 lvm <text:s/>/</text:p>
      <text:p text:style-name="Standard"><text:s text:c="2"/>└─VolGroup00-LogVol01 253:1 <text:s text:c="3"/>0 <text:s/>1.5G <text:s/>0 lvm <text:s/>[SWAP]</text:p>
      <text:p text:style-name="Standard">sdb <text:s text:c="22"/>8:16 <text:s text:c="2"/>0 <text:s text:c="2"/>10G <text:s/>0 disk </text:p>
      <text:p text:style-name="Standard">sdc <text:s text:c="22"/>8:32 <text:s text:c="2"/>0 <text:s text:c="3"/>2G <text:s/>0 disk </text:p>
      <text:p text:style-name="Standard">sdd <text:s text:c="22"/>8:48 <text:s text:c="2"/>0 <text:s text:c="3"/>1G <text:s/>0 disk </text:p>
      <text:p text:style-name="Standard">sde <text:s text:c="22"/>8:64 <text:s text:c="2"/>0 <text:s text:c="3"/>1G <text:s/>0 disk </text:p>
      <text:p text:style-name="Standard"/>
      <text:p text:style-name="P1">Выделяем том под /var</text:p>
      <text:p text:style-name="Standard"/>
      <text:p text:style-name="Standard">[root@lvm ~]# pvcreate /dev/sdc /dev/sdd</text:p>
      <text:p text:style-name="Standard"><text:s text:c="2"/>Physical volume "/dev/sdc" successfully created.</text:p>
      <text:p text:style-name="Standard"><text:s text:c="2"/>Physical volume "/dev/sdd" successfully created.</text:p>
      <text:p text:style-name="Standard">[root@lvm ~]# vgcreate vg_var /dev/sdc /dev/sdd</text:p>
      <text:p text:style-name="Standard"><text:s text:c="2"/>Volume group "vg_var" successfully created</text:p>
      <text:p text:style-name="Standard">[root@lvm ~]# lvcreate -L 950M -m1 -n lv_var vg_var</text:p>
      <text:p text:style-name="Standard"><text:s text:c="2"/>Rounding up size to full physical extent 952.00 MiB</text:p>
      <text:p text:style-name="Standard"><text:s text:c="2"/>Logical volume "lv_var" created.</text:p>
      <text:p text:style-name="Standard">[root@lvm ~]# mkfs.ext4 /dev/vg_var/lv_var</text:p>
      <text:p text:style-name="Standard">mke2fs 1.42.9 (28-Dec-2013)</text:p>
      <text:p text:style-name="Standard">Filesystem label=</text:p>
      <text:p text:style-name="Standard">OS type: Linux</text:p>
      <text:p text:style-name="Standard">Block size=4096 (log=2)</text:p>
      <text:p text:style-name="Standard">Fragment size=4096 (log=2)</text:p>
      <text:p text:style-name="Standard">Stride=0 blocks, Stripe width=0 blocks</text:p>
      <text:p text:style-name="Standard">60928 inodes, 243712 blocks</text:p>
      <text:p text:style-name="Standard">12185 blocks (5.00%) reserved for the super user</text:p>
      <text:p text:style-name="Standard">First data block=0</text:p>
      <text:p text:style-name="Standard">Maximum filesystem blocks=249561088</text:p>
      <text:p text:style-name="Standard">8 block groups</text:p>
      <text:p text:style-name="Standard">32768 blocks per group, 32768 fragments per group</text:p>
      <text:p text:style-name="Standard">7616 inodes per group</text:p>
      <text:p text:style-name="Standard">Superblock backups stored on blocks: </text:p>
      <text:p text:style-name="Standard"><text:tab/>32768, 98304, 163840, 229376</text:p>
      <text:p text:style-name="Standard"><text:soft-page-break/></text:p>
      <text:p text:style-name="Standard">Allocating group tables: done <text:s text:c="27"/></text:p>
      <text:p text:style-name="Standard">Writing inode tables: done <text:s text:c="27"/></text:p>
      <text:p text:style-name="Standard">Creating journal (4096 blocks): done</text:p>
      <text:p text:style-name="Standard">Writing superblocks and filesystem accounting information: done</text:p>
      <text:p text:style-name="Standard"/>
      <text:p text:style-name="Standard">[root@lvm ~]# mount /dev/vg_var/lv_var /mnt</text:p>
      <text:p text:style-name="Standard">[root@lvm ~]# cp -aR /var/* /mnt/ # rsync -avHPSAX /var/ /mnt/</text:p>
      <text:p text:style-name="Standard"/>
      <text:p text:style-name="Standard"/>
      <text:p text:style-name="Standard">[root@lvm /]# umount /mnt</text:p>
      <text:p text:style-name="Standard">[root@lvm /]# mount /dev/vg_var/lv_var /var</text:p>
      <text:p text:style-name="Standard">[root@lvm /]# echo "`blkid | grep var: | awk '{print $2}'` /var ext4 defaults 0 0" &gt;&gt; /etc/fstab</text:p>
      <text:p text:style-name="Standard">[root@lvm /]# reboot</text:p>
      <text:p text:style-name="Standard">root@lvm ~]# lsblk</text:p>
      <text:p text:style-name="Standard">NAME <text:s text:c="20"/>MAJ:MIN RM <text:s/>SIZE RO TYPE MOUNTPOINT</text:p>
      <text:p text:style-name="Standard">sda <text:s text:c="23"/>8:0 <text:s text:c="3"/>0 <text:s text:c="2"/>10G <text:s/>0 disk </text:p>
      <text:p text:style-name="Standard">sdb <text:s text:c="23"/>8:16 <text:s text:c="2"/>0 <text:s text:c="3"/>2G <text:s/>0 disk </text:p>
      <text:p text:style-name="Standard">├─vg_var-lv_var_rmeta_0 <text:s/>253:2 <text:s text:c="3"/>0 <text:s text:c="3"/>4M <text:s/>0 lvm <text:s/></text:p>
      <text:p text:style-name="Standard">│ └─vg_var-lv_var <text:s text:c="7"/>253:6 <text:s text:c="3"/>0 <text:s/>952M <text:s/>0 lvm <text:s/>/var</text:p>
      <text:p text:style-name="Standard">└─vg_var-lv_var_rimage_0 253:3 <text:s text:c="3"/>0 <text:s/>952M <text:s/>0 lvm <text:s/></text:p>
      <text:p text:style-name="Standard"><text:s text:c="2"/>└─vg_var-lv_var <text:s text:c="7"/>253:6 <text:s text:c="3"/>0 <text:s/>952M <text:s/>0 lvm <text:s/>/var</text:p>
      <text:p text:style-name="Standard">sdc <text:s text:c="23"/>8:32 <text:s text:c="2"/>0 <text:s text:c="3"/>1G <text:s/>0 disk </text:p>
      <text:p text:style-name="Standard">├─vg_var-lv_var_rmeta_1 <text:s/>253:4 <text:s text:c="3"/>0 <text:s text:c="3"/>4M <text:s/>0 lvm <text:s/></text:p>
      <text:p text:style-name="Standard">│ └─vg_var-lv_var <text:s text:c="7"/>253:6 <text:s text:c="3"/>0 <text:s/>952M <text:s/>0 lvm <text:s/>/var</text:p>
      <text:p text:style-name="Standard">└─vg_var-lv_var_rimage_1 253:5 <text:s text:c="3"/>0 <text:s/>952M <text:s/>0 lvm <text:s/></text:p>
      <text:p text:style-name="Standard"><text:s text:c="2"/>└─vg_var-lv_var <text:s text:c="7"/>253:6 <text:s text:c="3"/>0 <text:s/>952M <text:s/>0 lvm <text:s/>/var</text:p>
      <text:p text:style-name="Standard">sdd <text:s text:c="23"/>8:48 <text:s text:c="2"/>0 <text:s text:c="3"/>1G <text:s/>0 disk </text:p>
      <text:p text:style-name="Standard">sde <text:s text:c="23"/>8:64 <text:s text:c="2"/>0 <text:s text:c="2"/>40G <text:s/>0 disk </text:p>
      <text:p text:style-name="Standard">├─sde1 <text:s text:c="20"/>8:65 <text:s text:c="2"/>0 <text:s text:c="3"/>1M <text:s/>0 part </text:p>
      <text:p text:style-name="Standard">├─sde2 <text:s text:c="20"/>8:66 <text:s text:c="2"/>0 <text:s text:c="3"/>1G <text:s/>0 part /boot</text:p>
      <text:p text:style-name="Standard">└─sde3 <text:s text:c="20"/>8:67 <text:s text:c="2"/>0 <text:s text:c="2"/>39G <text:s/>0 part </text:p>
      <text:p text:style-name="Standard"><text:s text:c="2"/>├─VolGroup00-LogVol00 <text:s/>253:0 <text:s text:c="3"/>0 <text:s text:c="3"/>8G <text:s/>0 lvm <text:s/>/</text:p>
      <text:p text:style-name="Standard"><text:s text:c="2"/>└─VolGroup00-LogVol01 <text:s/>253:1 <text:s text:c="3"/>0 <text:s/>1.5G <text:s/>0 lvm <text:s/>[SWAP]</text:p>
      <text:p text:style-name="Standard"/>
      <text:p text:style-name="Standard"/>
      <text:p text:style-name="Standard"/>
      <text:p text:style-name="P1">Выделить том под /home</text:p>
      <text:p text:style-name="Standard"/>
      <text:p text:style-name="Standard">[root@lvm /]# lvs</text:p>
      <text:p text:style-name="Standard"><text:s text:c="2"/>LV <text:s text:c="6"/>VG <text:s text:c="8"/>Attr <text:s text:c="6"/>LSize <text:s text:c="2"/>Pool Origin Data% <text:s/>Meta% <text:s/>Move Log Cpy%Sync Convert</text:p>
      <text:p text:style-name="Standard"><text:s text:c="2"/>LogVol00 VolGroup00 -wi-ao---- <text:s text:c="2"/>8.00g <text:s text:c="51"/></text:p>
      <text:p text:style-name="Standard"><text:s text:c="2"/>LogVol01 VolGroup00 -wi-ao---- <text:s text:c="2"/>1.50g <text:s text:c="51"/></text:p>
      <text:p text:style-name="Standard"><text:s text:c="2"/>lv_var <text:s text:c="2"/>vg_var <text:s text:c="4"/>rwi-aor--- 952.00m <text:s text:c="35"/>100.00 <text:s text:c="9"/></text:p>
      <text:p text:style-name="Standard">[root@lvm /]# lvcreate -n LogVol_Home -L 2G /dev/VolGroup00</text:p>
      <text:p text:style-name="Standard"><text:s text:c="2"/>Logical volume "LogVol_Home" created.</text:p>
      <text:p text:style-name="Standard">[root@lvm /]# mkfs.xfs /dev/VolGroup00/LogVol_Home</text:p>
      <text:p text:style-name="Standard">meta-data=/dev/VolGroup00/LogVol_Home isize=512 <text:s text:c="3"/>agcount=4, agsize=131072 blks</text:p>
      <text:p text:style-name="Standard"><text:s text:c="9"/>= <text:s text:c="22"/>sectsz=512 <text:s text:c="2"/>attr=2, projid32bit=1</text:p>
      <text:p text:style-name="Standard"><text:s text:c="9"/>= <text:s text:c="22"/>crc=1 <text:s text:c="7"/>finobt=0, sparse=0</text:p>
      <text:p text:style-name="Standard">data <text:s text:c="4"/>= <text:s text:c="22"/>bsize=4096 <text:s text:c="2"/>blocks=524288, imaxpct=25</text:p>
      <text:p text:style-name="Standard"><text:s text:c="9"/>= <text:s text:c="22"/>sunit=0 <text:s text:c="5"/>swidth=0 blks</text:p>
      <text:p text:style-name="Standard"><text:soft-page-break/>naming <text:s text:c="2"/>=version 2 <text:s text:c="13"/>bsize=4096 <text:s text:c="2"/>ascii-ci=0 ftype=1</text:p>
      <text:p text:style-name="Standard">log <text:s text:c="5"/>=internal log <text:s text:c="10"/>bsize=4096 <text:s text:c="2"/>blocks=2560, version=2</text:p>
      <text:p text:style-name="Standard"><text:s text:c="9"/>= <text:s text:c="22"/>sectsz=512 <text:s text:c="2"/>sunit=0 blks, lazy-count=1</text:p>
      <text:p text:style-name="Standard">realtime =none <text:s text:c="18"/>extsz=4096 <text:s text:c="2"/>blocks=0, rtextents=0</text:p>
      <text:p text:style-name="Standard">[root@lvm /]# mount /dev/VolGroup00/LogVol_Home /mnt/</text:p>
      <text:p text:style-name="Standard">[root@lvm /]# cp -aR /home/* /mnt/</text:p>
      <text:p text:style-name="Standard">[root@lvm /]# rm -rf /home/*</text:p>
      <text:p text:style-name="Standard">[root@lvm /]# umount /mnt</text:p>
      <text:p text:style-name="Standard">[root@lvm /]# mount /dev/VolGroup00/LogVol_Home /home/</text:p>
      <text:p text:style-name="Standard">[root@lvm /]# echo "`blkid | grep Home | awk '{print $2}'` /home xfs defaults 0 0" &gt;&gt; /etc/fstab</text:p>
      <text:p text:style-name="Standard"/>
      <text:p text:style-name="P1">Перезагружаемся</text:p>
      <text:p text:style-name="Standard"/>
      <text:p text:style-name="Standard">[root@lvm ~]# lsblk</text:p>
      <text:p text:style-name="Standard">NAME <text:s text:c="22"/>MAJ:MIN RM <text:s/>SIZE RO TYPE MOUNTPOINT</text:p>
      <text:p text:style-name="Standard">sda <text:s text:c="25"/>8:0 <text:s text:c="3"/>0 <text:s text:c="2"/>10G <text:s/>0 disk </text:p>
      <text:p text:style-name="Standard">sdb <text:s text:c="25"/>8:16 <text:s text:c="2"/>0 <text:s text:c="3"/>2G <text:s/>0 disk </text:p>
      <text:p text:style-name="Standard">├─vg_var-lv_var_rmeta_0 <text:s text:c="3"/>253:2 <text:s text:c="3"/>0 <text:s text:c="3"/>4M <text:s/>0 lvm <text:s/></text:p>
      <text:p text:style-name="Standard">│ └─vg_var-lv_var <text:s text:c="9"/>253:6 <text:s text:c="3"/>0 <text:s/>952M <text:s/>0 lvm <text:s/>/var</text:p>
      <text:p text:style-name="Standard">└─vg_var-lv_var_rimage_0 <text:s text:c="2"/>253:3 <text:s text:c="3"/>0 <text:s/>952M <text:s/>0 lvm <text:s/></text:p>
      <text:p text:style-name="Standard"><text:s text:c="2"/>└─vg_var-lv_var <text:s text:c="9"/>253:6 <text:s text:c="3"/>0 <text:s/>952M <text:s/>0 lvm <text:s/>/var</text:p>
      <text:p text:style-name="Standard">sdc <text:s text:c="25"/>8:32 <text:s text:c="2"/>0 <text:s text:c="3"/>1G <text:s/>0 disk </text:p>
      <text:p text:style-name="Standard">├─vg_var-lv_var_rmeta_1 <text:s text:c="3"/>253:4 <text:s text:c="3"/>0 <text:s text:c="3"/>4M <text:s/>0 lvm <text:s/></text:p>
      <text:p text:style-name="Standard">│ └─vg_var-lv_var <text:s text:c="9"/>253:6 <text:s text:c="3"/>0 <text:s/>952M <text:s/>0 lvm <text:s/>/var</text:p>
      <text:p text:style-name="Standard">└─vg_var-lv_var_rimage_1 <text:s text:c="2"/>253:5 <text:s text:c="3"/>0 <text:s/>952M <text:s/>0 lvm <text:s/></text:p>
      <text:p text:style-name="Standard"><text:s text:c="2"/>└─vg_var-lv_var <text:s text:c="9"/>253:6 <text:s text:c="3"/>0 <text:s/>952M <text:s/>0 lvm <text:s/>/var</text:p>
      <text:p text:style-name="Standard">sdd <text:s text:c="25"/>8:48 <text:s text:c="2"/>0 <text:s text:c="3"/>1G <text:s/>0 disk </text:p>
      <text:p text:style-name="Standard">sde <text:s text:c="25"/>8:64 <text:s text:c="2"/>0 <text:s text:c="2"/>40G <text:s/>0 disk </text:p>
      <text:p text:style-name="Standard">├─sde1 <text:s text:c="22"/>8:65 <text:s text:c="2"/>0 <text:s text:c="3"/>1M <text:s/>0 part </text:p>
      <text:p text:style-name="Standard">├─sde2 <text:s text:c="22"/>8:66 <text:s text:c="2"/>0 <text:s text:c="3"/>1G <text:s/>0 part /boot</text:p>
      <text:p text:style-name="Standard">└─sde3 <text:s text:c="22"/>8:67 <text:s text:c="2"/>0 <text:s text:c="2"/>39G <text:s/>0 part </text:p>
      <text:p text:style-name="Standard"><text:s text:c="2"/>├─VolGroup00-LogVol00 <text:s text:c="3"/>253:0 <text:s text:c="3"/>0 <text:s text:c="3"/>8G <text:s/>0 lvm <text:s/>/</text:p>
      <text:p text:style-name="Standard"><text:s text:c="2"/>├─VolGroup00-LogVol01 <text:s text:c="3"/>253:1 <text:s text:c="3"/>0 <text:s/>1.5G <text:s/>0 lvm <text:s/>[SWAP]</text:p>
      <text:p text:style-name="Standard"><text:s text:c="2"/>└─VolGroup00-LogVol_Home 253:7 <text:s text:c="3"/>0 <text:s text:c="3"/>2G <text:s/>0 lvm <text:s/>/home</text:p>
      <text:p text:style-name="Standard"/>
      <text:p text:style-name="Standard"/>
      <text:p text:style-name="Standard"/>
      <text:p text:style-name="Standard"/>
      <text:p text:style-name="P1">/home - сделать том для снапшотов</text:p>
      <text:p text:style-name="Standard"/>
      <text:p text:style-name="Standard">touch /home/file{1..20}</text:p>
      <text:p text:style-name="Standard">[root@lvm /]# lvcreate -L 100MB -s -n home_snap /dev/VolGroup00/LogVol_Home</text:p>
      <text:p text:style-name="Standard"><text:s text:c="2"/>Rounding up size to full physical extent 128.00 MiB</text:p>
      <text:p text:style-name="Standard"><text:s text:c="2"/>Logical volume "home_snap" created.</text:p>
      <text:p text:style-name="Standard"/>
      <text:p text:style-name="Standard"/>
      <text:p text:style-name="Standard">[root@lvm /]# lsblk</text:p>
      <text:p text:style-name="Standard">NAME <text:s text:c="27"/>MAJ:MIN RM <text:s/>SIZE RO TYPE MOUNTPOINT</text:p>
      <text:p text:style-name="Standard">sda <text:s text:c="30"/>8:0 <text:s text:c="3"/>0 <text:s text:c="2"/>10G <text:s/>0 disk </text:p>
      <text:p text:style-name="Standard">sdb <text:s text:c="30"/>8:16 <text:s text:c="2"/>0 <text:s text:c="3"/>2G <text:s/>0 disk </text:p>
      <text:p text:style-name="Standard">├─vg_var-lv_var_rmeta_0 <text:s text:c="8"/>253:2 <text:s text:c="3"/>0 <text:s text:c="3"/>4M <text:s/>0 lvm <text:s/></text:p>
      <text:p text:style-name="Standard">│ └─vg_var-lv_var <text:s text:c="14"/>253:6 <text:s text:c="3"/>0 <text:s/>952M <text:s/>0 lvm <text:s/>/var</text:p>
      <text:p text:style-name="Standard"><text:soft-page-break/>└─vg_var-lv_var_rimage_0 <text:s text:c="7"/>253:3 <text:s text:c="3"/>0 <text:s/>952M <text:s/>0 lvm <text:s/></text:p>
      <text:p text:style-name="Standard"><text:s text:c="2"/>└─vg_var-lv_var <text:s text:c="14"/>253:6 <text:s text:c="3"/>0 <text:s/>952M <text:s/>0 lvm <text:s/>/var</text:p>
      <text:p text:style-name="Standard">sdc <text:s text:c="30"/>8:32 <text:s text:c="2"/>0 <text:s text:c="3"/>1G <text:s/>0 disk </text:p>
      <text:p text:style-name="Standard">├─vg_var-lv_var_rmeta_1 <text:s text:c="8"/>253:4 <text:s text:c="3"/>0 <text:s text:c="3"/>4M <text:s/>0 lvm <text:s/></text:p>
      <text:p text:style-name="Standard">│ └─vg_var-lv_var <text:s text:c="14"/>253:6 <text:s text:c="3"/>0 <text:s/>952M <text:s/>0 lvm <text:s/>/var</text:p>
      <text:p text:style-name="Standard">└─vg_var-lv_var_rimage_1 <text:s text:c="7"/>253:5 <text:s text:c="3"/>0 <text:s/>952M <text:s/>0 lvm <text:s/></text:p>
      <text:p text:style-name="Standard"><text:s text:c="2"/>└─vg_var-lv_var <text:s text:c="14"/>253:6 <text:s text:c="3"/>0 <text:s/>952M <text:s/>0 lvm <text:s/>/var</text:p>
      <text:p text:style-name="Standard">sdd <text:s text:c="30"/>8:48 <text:s text:c="2"/>0 <text:s text:c="3"/>1G <text:s/>0 disk </text:p>
      <text:p text:style-name="Standard">sde <text:s text:c="30"/>8:64 <text:s text:c="2"/>0 <text:s text:c="2"/>40G <text:s/>0 disk </text:p>
      <text:p text:style-name="Standard">├─sde1 <text:s text:c="27"/>8:65 <text:s text:c="2"/>0 <text:s text:c="3"/>1M <text:s/>0 part </text:p>
      <text:p text:style-name="Standard">├─sde2 <text:s text:c="27"/>8:66 <text:s text:c="2"/>0 <text:s text:c="3"/>1G <text:s/>0 part /boot</text:p>
      <text:p text:style-name="Standard">└─sde3 <text:s text:c="27"/>8:67 <text:s text:c="2"/>0 <text:s text:c="2"/>39G <text:s/>0 part </text:p>
      <text:p text:style-name="Standard"><text:s text:c="2"/>├─VolGroup00-LogVol00 <text:s text:c="8"/>253:0 <text:s text:c="3"/>0 <text:s text:c="3"/>8G <text:s/>0 lvm <text:s/>/</text:p>
      <text:p text:style-name="Standard"><text:s text:c="2"/>├─VolGroup00-LogVol01 <text:s text:c="8"/>253:1 <text:s text:c="3"/>0 <text:s/>1.5G <text:s/>0 lvm <text:s/>[SWAP]</text:p>
      <text:p text:style-name="Standard"><text:s text:c="2"/>├─VolGroup00-LogVol_Home-real 253:8 <text:s text:c="3"/>0 <text:s text:c="3"/>2G <text:s/>0 lvm <text:s/></text:p>
      <text:p text:style-name="Standard"><text:s text:c="2"/>│ ├─VolGroup00-LogVol_Home <text:s text:c="3"/>253:7 <text:s text:c="3"/>0 <text:s text:c="3"/>2G <text:s/>0 lvm <text:s/>/home</text:p>
      <text:p text:style-name="Standard"><text:s text:c="2"/>│ └─VolGroup00-home_snap <text:s text:c="5"/>253:10 <text:s text:c="2"/>0 <text:s text:c="3"/>2G <text:s/>0 lvm <text:s/></text:p>
      <text:p text:style-name="Standard"><text:s text:c="2"/>└─VolGroup00-home_snap-cow <text:s text:c="3"/>253:9 <text:s text:c="3"/>0 <text:s/>128M <text:s/>0 lvm <text:s/></text:p>
      <text:p text:style-name="Standard"><text:s text:c="4"/>└─VolGroup00-home_snap <text:s text:c="5"/>253:10 <text:s text:c="2"/>0 <text:s text:c="3"/>2G <text:s/>0 lvm <text:s/></text:p>
      <text:p text:style-name="Standard"/>
      <text:p text:style-name="Standard"/>
      <text:p text:style-name="Standard">rm -f /home/file{11..20}</text:p>
      <text:p text:style-name="Standard"/>
      <text:p text:style-name="Standard">umount /home</text:p>
      <text:p text:style-name="Standard">lvconvert --merge /dev/VolGroup00/home_snap</text:p>
      <text:p text:style-name="Standard">mount /home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23:34:01.174495388</meta:creation-date>
    <dc:date>2024-01-08T23:51:09.464754044</dc:date>
    <meta:editing-duration>PT17M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9" meta:paragraph-count="385" meta:word-count="2357" meta:character-count="18567" meta:non-whitespace-character-count="13698"/>
  </office:meta>
</office:document-meta>
</file>